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3333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1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/>
          <table:table-cell table:style-name="ce1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"/>
          <table:table-cell table:style-name="ce1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2"/>
          <table:table-cell table:style-name="ce1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1"/>
          <table:table-cell table:style-name="ce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style-name="ce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2"/>
          <table:table-cell table:style-name="ce1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table:style-name="ce2"/>
          <table:table-cell table:style-name="ce1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1"/>
          <table:table-cell table:style-name="ce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style-name="ce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 table:style-name="ce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table:style-name="ce1"/>
          <table:table-cell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/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style-name="ce2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style-name="ce1"/>
          <table:table-cell/>
          <table:table-cell table:style-name="ce2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/>
          <table:table-cell table:style-name="ce2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/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style-name="ce1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2"/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"/>
          <table:table-cell/>
          <table:table-cell table:style-name="ce2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style-name="ce1"/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style-name="ce2"/>
          <table:table-cell/>
          <table:table-cell table:style-name="ce1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style-name="ce1"/>
          <table:table-cell/>
          <table:table-cell table:style-name="ce2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table:style-name="ce2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table:style-name="ce1"/>
          <table:table-cell table:number-columns-repeated="2"/>
          <table:table-cell table:style-name="ce2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"/>
          <table:table-cell table:number-columns-repeated="6"/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2"/>
          <table:table-cell table:number-columns-repeated="6"/>
          <table:table-cell table:style-name="ce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table:style-name="ce1"/>
          <table:table-cell table:number-columns-repeated="2"/>
          <table:table-cell table:style-name="ce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table:style-name="ce2"/>
          <table:table-cell table:number-columns-repeated="2"/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style-name="ce1"/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style-name="ce2"/>
          <table:table-cell table:number-columns-repeated="5"/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style-name="ce1"/>
          <table:table-cell table:number-columns-repeated="5"/>
          <table:table-cell table:style-name="ce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ce2"/>
          <table:table-cell table:number-columns-repeated="3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1"/>
          <table:table-cell table:number-columns-repeated="3"/>
          <table:table-cell table:style-name="ce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/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1"/>
          <table:table-cell table:number-columns-repeated="5"/>
          <table:table-cell table:style-name="ce2"/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2"/>
          <table:table-cell table:number-columns-repeated="5"/>
          <table:table-cell table:style-name="ce1"/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style-name="ce1"/>
          <table:table-cell table:number-columns-repeated="3"/>
          <table:table-cell table:style-name="ce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style-name="ce2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1</text:p>
          </table:table-cell>
          <table:table-cell table:style-name="ce2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table:style-name="ce1"/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2"/>
          <table:table-cell table:style-name="ce2"/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2"/>
          <table:table-cell table:style-name="ce1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2"/>
          <table:table-cell table:style-name="ce2"/>
          <table:table-cell table:number-columns-repeated="4"/>
          <table:table-cell table:style-name="ce1"/>
          <table:table-cell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2"/>
          <table:table-cell table:style-name="ce1"/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h7</text:p>
          </table:table-cell>
          <table:table-cell table:style-name="ce2"/>
          <table:table-cell table:number-columns-repeated="6"/>
          <table:table-cell table:style-name="ce1"/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table:style-name="ce1"/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h9</text:p>
          </table:table-cell>
          <table:table-cell table:style-name="ce2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h10</text:p>
          </table:table-cell>
          <table:table-cell table:style-name="ce1"/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h11</text:p>
          </table:table-cell>
          <table:table-cell table:number-columns-repeated="3"/>
          <table:table-cell table:style-name="ce2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h12</text:p>
          </table:table-cell>
          <table:table-cell table:number-columns-repeated="3"/>
          <table:table-cell table:style-name="ce1"/>
          <table:table-cell table:number-columns-repeated="4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0:57:34.059970586</meta:creation-date>
    <dc:date>2016-02-16T01:25:11.029912691</dc:date>
    <meta:editing-duration>PT24M56S</meta:editing-duration>
    <meta:editing-cycles>13</meta:editing-cycles>
    <meta:generator>LibreOffice/4.2.8.2$Linux_X86_64 LibreOffice_project/420m0$Build-2</meta:generator>
    <meta:document-statistic meta:table-count="1" meta:cell-count="81" meta:object-count="0"/>
  </office:meta>
</office:document-meta>
</file>